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6cm" fo:margin-top="0cm" fo:margin-bottom="0cm" style:page-number="auto" table:align="left" style:writing-mode="lr-tb"/>
    </style:style>
    <style:style style:name="Table6.A" style:family="table-column">
      <style:table-column-properties style:column-width="4.784cm"/>
    </style:style>
    <style:style style:name="Table6.B" style:family="table-column">
      <style:table-column-properties style:column-width="5.223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9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text-properties text:display="none"/>
    </style:style>
    <style:style style:name="P4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c350d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<text:bookmark text:name="_GoBack"/>TAG</text:p>
          </table:table-cell>
          <table:table-cell table:style-name="Table6.A1" office:value-type="string">
            <text:p text:style-name="P8">INHALT</text:p>
          </table:table-cell>
          <table:table-cell table:style-name="Table6.A1" office:value-type="string">
            <text:p text:style-name="P8">ARBEITSZEIT</text:p>
          </table:table-cell>
          <table:table-cell table:style-name="Table6.D1" office:value-type="string">
            <text:p text:style-name="P8">ORT</text:p>
          </table:table-cell>
        </table:table-row>
        <table:table-row table:style-name="Table6.2">
          <table:table-cell table:style-name="Table6.A2" office:value-type="string">
            <text:p text:style-name="P8">2016/04/04 – MONTAG</text:p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0">7 h 48 min</text:p>
          </table:table-cell>
          <table:table-cell table:style-name="Table6.D2" office:value-type="string">
            <text:p text:style-name="P10"/>
            <text:p text:style-name="P10">OSZIMT</text:p>
            <text:p text:style-name="P10"/>
          </table:table-cell>
        </table:table-row>
        <table:table-row table:style-name="Table6.3">
          <table:table-cell table:style-name="Table6.A2" office:value-type="string">
            <text:p text:style-name="P8">2016/04/05 – DIENSTAG</text:p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6">7 h 48 min</text:p>
          </table:table-cell>
          <table:table-cell table:style-name="Table6.D2" office:value-type="string">
            <text:p text:style-name="P4"/>
            <text:p text:style-name="P4">OSZIMT</text:p>
            <text:p text:style-name="P4"/>
          </table:table-cell>
        </table:table-row>
        <table:table-row table:style-name="Table6.4">
          <table:table-cell table:style-name="Table6.A2" office:value-type="string">
            <text:p text:style-name="P8">2016/04/06 – MITTWOCH</text:p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4"/>
            <text:p text:style-name="P4">OSZIMT</text:p>
            <text:p text:style-name="P4"/>
          </table:table-cell>
        </table:table-row>
        <table:table-row table:style-name="Table6.5">
          <table:table-cell table:style-name="Table6.A2" office:value-type="string">
            <text:p text:style-name="P8">2016/04/07 – DONNERSTAG</text:p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4"/>
            <text:p text:style-name="P4">OSZIMT</text:p>
            <text:p text:style-name="P4"/>
          </table:table-cell>
        </table:table-row>
        <table:table-row table:style-name="Table6.6">
          <table:table-cell table:style-name="Table6.A2" office:value-type="string">
            <text:p text:style-name="P8">2016/04/08 – FREITAG</text:p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4"/>
            <text:p text:style-name="P4">OSZIMT</text:p>
            <text:p text:style-name="P4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Standard">
      <style:text-properties text:display="none"/>
    </style:style>
    <style:style style:name="M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MP1">2016/04/04 – 2016/04/08</text:p>
            </table:table-cell>
            <table:covered-table-cell/>
            <table:table-cell table:style-name="Table1.C1" office:value-type="string">
              <text:p text:style-name="MP3">KW 17 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4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7">Unterschrift Klassenlehrer/Außerbetriebliche Fortbildung</text:p>
            </table:table-cell>
            <table:table-cell table:style-name="Table5.A1" office:value-type="string">
              <text:p text:style-name="MP8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19:57.279675329</meta:print-date>
    <dc:date>2016-09-24T18:17:37.017574219</dc:date>
    <meta:editing-cycles>11</meta:editing-cycles>
    <dc:title>Header Schule</dc:title>
    <meta:editing-duration>PT25M31S</meta:editing-duration>
    <meta:generator>LibreOffice/5.2.1.2$Linux_X86_64 LibreOffice_project/20m0$Build-2</meta:generator>
    <meta:document-statistic meta:table-count="6" meta:image-count="0" meta:object-count="0" meta:page-count="1" meta:paragraph-count="27" meta:word-count="57" meta:character-count="395" meta:non-whitespace-character-count="359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